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loext:graphic-properties draw:fill="solid" draw:fill-color="#ffffff" draw:opacity="100%"/>
      <style:paragraph-properties fo:margin-top="0in" fo:margin-bottom="0.0835in" style:contextual-spacing="false" fo:line-height="100%" fo:background-color="#ffffff"/>
      <style:text-properties fo:color="#000000" loext:opacity="100%" style:font-name="Arial" fo:font-size="10pt" style:font-name-asian="Times New Roman" style:font-size-asian="10pt" style:language-asian="sv" style:country-asian="SE" style:font-name-complex="Arial" style:font-size-complex="10pt"/>
    </style:style>
    <style:style style:name="P2" style:family="paragraph" style:parent-style-name="Normal">
      <loext:graphic-properties draw:fill="solid" draw:fill-color="#ffffff" draw:opacity="100%"/>
      <style:paragraph-properties fo:margin-left="0.1972in" fo:margin-top="0.139in" fo:margin-bottom="0in" style:contextual-spacing="false" fo:line-height="100%" fo:background-color="#ffffff">
        <style:tab-stops/>
      </style:paragraph-properties>
      <style:text-properties fo:color="#000000" loext:opacity="100%" style:font-name="Arial" fo:font-size="10pt" fo:font-weight="bold" style:font-name-asian="Times New Roman" style:font-size-asian="10pt" style:language-asian="sv" style:country-asian="SE" style:font-weight-asian="bold" style:font-name-complex="Arial" style:font-size-complex="10pt" style:font-weight-complex="bold"/>
    </style:style>
    <style:style style:name="P3" style:family="paragraph" style:parent-style-name="Normal">
      <style:text-properties fo:color="#000000" loext:opacity="100%" style:font-name="Arial" fo:font-size="18pt" fo:language="en" fo:country="US" fo:font-weight="bold" style:font-name-asian="Times New Roman" style:font-size-asian="18pt" style:language-asian="sv" style:country-asian="SE" style:font-weight-asian="bold" style:font-name-complex="Arial" style:font-size-complex="18pt" style:font-weight-complex="bold"/>
    </style:style>
    <style:style style:name="P4" style:family="paragraph" style:parent-style-name="Normal">
      <loext:graphic-properties draw:fill="solid" draw:fill-color="#ffffff" draw:opacity="100%"/>
      <style:paragraph-properties fo:margin-left="0.1972in" fo:margin-top="0.139in" fo:margin-bottom="0in" style:contextual-spacing="false" fo:line-height="100%" fo:background-color="#ffffff">
        <style:tab-stops/>
      </style:paragraph-properties>
    </style:style>
    <style:style style:name="P5" style:family="paragraph" style:parent-style-name="Normal">
      <loext:graphic-properties draw:fill="solid" draw:fill-color="#ffffff" draw:opacity="100%"/>
      <style:paragraph-properties fo:margin-left="0.1972in" fo:margin-top="0in" fo:margin-bottom="0in" style:contextual-spacing="false" fo:line-height="100%" fo:background-color="#ffffff">
        <style:tab-stops/>
      </style:paragraph-properties>
    </style:style>
    <style:style style:name="P6" style:family="paragraph" style:parent-style-name="Normal">
      <loext:graphic-properties draw:fill="solid" draw:fill-color="#ffffff" draw:opacity="100%"/>
      <style:paragraph-properties fo:line-height="100%" fo:background-color="#ffffff"/>
      <style:text-properties fo:color="#ff5429" loext:opacity="100%" style:font-name="Arial" fo:font-size="10pt" fo:language="en" fo:country="US" style:font-name-asian="Times New Roman" style:font-size-asian="10pt" style:language-asian="sv" style:country-asian="SE" style:font-name-complex="Arial" style:font-size-complex="10pt"/>
    </style:style>
    <style:style style:name="P7" style:family="paragraph" style:parent-style-name="Normal" style:master-page-name="MP0">
      <loext:graphic-properties draw:fill="solid" draw:fill-color="#ffffff" draw:opacity="100%"/>
      <style:paragraph-properties fo:margin-top="0.1118in" fo:margin-bottom="0in" style:contextual-spacing="false" fo:line-height="100%" style:page-number="auto" fo:break-before="page" fo:background-color="#ffffff"/>
      <style:text-properties fo:color="#000000" loext:opacity="100%" style:font-name="Arial" fo:font-size="17.5pt" fo:font-weight="bold" style:letter-kerning="true" style:font-name-asian="Times New Roman" style:font-size-asian="17.5pt" style:language-asian="sv" style:country-asian="SE" style:font-weight-asian="bold" style:font-name-complex="Arial" style:font-size-complex="17.5pt" style:font-weight-complex="bold"/>
    </style:style>
    <style:style style:name="P8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Arial" fo:font-size="10pt" fo:language="en" fo:country="US" fo:font-weight="bold" style:font-name-asian="Times New Roman" style:font-size-asian="10pt" style:language-asian="sv" style:country-asian="SE" style:font-weight-asian="bold" style:font-name-complex="Arial" style:font-size-complex="10pt" style:font-weight-complex="bold"/>
    </style:style>
    <style:style style:name="T2" style:family="text">
      <style:text-properties fo:color="#000000" loext:opacity="100%" style:font-name="Arial" fo:font-size="10pt" style:font-name-asian="Times New Roman" style:font-size-asian="10pt" style:language-asian="sv" style:country-asian="SE" style:font-name-complex="Arial" style:font-size-complex="10pt"/>
    </style:style>
    <style:style style:name="T3" style:family="text">
      <style:text-properties fo:color="#ff5429" loext:opacity="100%"/>
    </style:style>
    <style:style style:name="T4" style:family="text">
      <style:text-properties fo:color="#ff5429" loext:opacity="100%" fo:font-size="16pt" style:font-size-asian="16pt" style:font-size-complex="16pt"/>
    </style:style>
    <style:style style:name="T5" style:family="text">
      <style:text-properties fo:color="#ff5429" loext:opacity="100%" style:font-name="Arial" fo:font-size="16pt" fo:language="en" fo:country="US" fo:font-weight="bold" style:font-name-asian="Times New Roman" style:font-size-asian="16pt" style:language-asian="sv" style:country-asian="SE" style:font-weight-asian="bold" style:font-name-complex="Arial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cff0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1" form:control-implementation="ooo:com.sun.star.form.component.TextField" xml:id="control1" form:id="control1" form:current-value=" 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4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0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 text:protection-key="wbjJPQ3PNGRb864I4Lhc/1UOPvk=">
        <text:h text:style-name="P7" text:outline-level="1">Ägarbyte</text:h>
        <text:p text:style-name="P1">Formuläret nedan är till för att du (den gamla eller nye ägaren) ska kunna fylla i den information som styrelsen behöver för att veta när fastigheten byter ägare (för din information så är det fastigheten som är medlem, inte fastighetsägaren).<text:line-break/>Fastighetsägaren representerar fastigheten och betalar medlemsavgiften. Därför behöver föreningen veta när fastigheten byter ägare så att vi skickar räkningar till rätt person och låter rätt person rösta vid årsmöten.</text:p>
        <text:p text:style-name="P6"><text:span text:style-name="T6">*</text:span> Informationen måste ange<text:span text:style-name="T7">s</text:span></text:p>
        <text:p text:style-name="P4"><draw:control text:anchor-type="paragraph" draw:z-index="2" draw:name="Control 4" draw:style-name="gr2" draw:text-style-name="P9" svg:width="0.0421in" svg:height="0.0012in" svg:x="-0.6728in" svg:y="0.1839in" draw:control="control3"/><text:span text:style-name="Standardstycketeckensnitt"><text:span text:style-name="T1">Email address </text:span></text:span><text:span text:style-name="Standardstycketeckensnitt"><text:span text:style-name="T5">*</text:span></text:span></text:p>
      </text:section>
      <text:p text:style-name="P5"><draw:control text:anchor-type="as-char" draw:z-index="1" draw:name="Control 3" draw:style-name="gr1" draw:text-style-name="P9" svg:width="0.0524in" svg:height="0.0488in" draw:control="control2"/><draw:control text:anchor-type="as-char" svg:y="-0.1445in" draw:z-index="0" draw:name="Control 1" draw:style-name="gr3" draw:text-style-name="P8" svg:width="5.3488in" svg:height="0.2988in" draw:control="control1"/></text:p>
      <text:section text:style-name="Sect2" text:name="Section2" text:protected="true" text:protection-key="wbjJPQ3PNGRb864I4Lhc/1UOPvk=">
        <text:p text:style-name="P2">Kundnummer/Medlemsnummer (finns på fakturan)<text:span text:style-name="T6"> </text:span><text:span text:style-name="T4">*</text:span></text:p>
      </text:section>
      <text:p text:style-name="P5"><text:span text:style-name="Standardstycketeckensnitt"><text:span text:style-name="T2"><draw:control text:anchor-type="as-char" draw:z-index="3" draw:name="Control 5" draw:style-name="gr1" draw:text-style-name="P8" svg:width="5.3961in" svg:height="0.2949in" draw:control="control4"/></text:span></text:span></text:p>
      <text:section text:style-name="Sect2" text:name="Section3" text:protected="true" text:protection-key="wbjJPQ3PNGRb864I4Lhc/1UOPvk=">
        <text:p text:style-name="P2">Namn och efternamn på gamla ägaren <text:span text:style-name="T4">*</text:span></text:p>
      </text:section>
      <text:p text:style-name="P5"><text:span text:style-name="Standardstycketeckensnitt"><text:span text:style-name="T2"><draw:control text:anchor-type="as-char" draw:z-index="4" draw:name="Control 2" draw:style-name="gr1" draw:text-style-name="P8" svg:width="5.3858in" svg:height="0.2606in" draw:control="control5"/></text:span></text:span></text:p>
      <text:section text:style-name="Sect2" text:name="Section4" text:protected="true" text:protection-key="wbjJPQ3PNGRb864I4Lhc/1UOPvk=">
        <text:p text:style-name="P2">Adress på fastigheten <text:span text:style-name="T4">*</text:span></text:p>
      </text:section>
      <text:p text:style-name="P5"><text:span text:style-name="Standardstycketeckensnitt"><text:span text:style-name="T2"><draw:control text:anchor-type="as-char" draw:z-index="5" draw:name="Control 6" draw:style-name="gr1" draw:text-style-name="P8" svg:width="5.3961in" svg:height="0.2606in" draw:control="control6"/></text:span></text:span></text:p>
      <text:section text:style-name="Sect2" text:name="Section5" text:protected="true" text:protection-key="wbjJPQ3PNGRb864I4Lhc/1UOPvk=">
        <text:p text:style-name="P2">Om avvikande faktureringsadress skall även denna anges (om inte, skriv Ingen)<text:span text:style-name="T3"> </text:span><text:span text:style-name="T4">*</text:span></text:p>
      </text:section>
      <text:p text:style-name="P5"><text:span text:style-name="Standardstycketeckensnitt"><text:span text:style-name="T2"><draw:control text:anchor-type="as-char" draw:z-index="6" draw:name="Control 7" draw:style-name="gr1" draw:text-style-name="P8" svg:width="5.4169in" svg:height="0.2504in" draw:control="control7"/></text:span></text:span></text:p>
      <text:section text:style-name="Sect2" text:name="Section6" text:protected="true" text:protection-key="wbjJPQ3PNGRb864I4Lhc/1UOPvk=">
        <text:p text:style-name="P2">Datum för nytt ägande <text:span text:style-name="T4">*</text:span></text:p>
      </text:section>
      <text:p text:style-name="P5"><text:span text:style-name="Standardstycketeckensnitt"><text:span text:style-name="T2"><draw:control text:anchor-type="as-char" draw:z-index="7" draw:name="Control 8" draw:style-name="gr1" draw:text-style-name="P8" svg:width="5.3858in" svg:height="0.2606in" draw:control="control8"/></text:span></text:span></text:p>
      <text:section text:style-name="Sect2" text:name="Section7" text:protected="true" text:protection-key="wbjJPQ3PNGRb864I4Lhc/1UOPvk=">
        <text:p text:style-name="P2">Namn och efternamn på nya ägaren(na) Om flera ange vem som ska ha fakturan <text:span text:style-name="T4">*</text:span></text:p>
      </text:section>
      <text:p text:style-name="P5"><text:span text:style-name="Standardstycketeckensnitt"><text:span text:style-name="T2"><draw:control text:anchor-type="as-char" draw:z-index="8" draw:name="Control 9" draw:style-name="gr1" draw:text-style-name="P8" svg:width="5.4169in" svg:height="0.2606in" draw:control="control9"/></text:span></text:span></text:p>
      <text:section text:style-name="Sect2" text:name="Section8" text:protected="true" text:protection-key="wbjJPQ3PNGRb864I4Lhc/1UOPvk=">
        <text:p text:style-name="P2">Personnummer på nya ägaren(na) <text:span text:style-name="T4">*</text:span></text:p>
      </text:section>
      <text:p text:style-name="P5"><text:span text:style-name="Standardstycketeckensnitt"><text:span text:style-name="T2"><draw:control text:anchor-type="as-char" draw:z-index="9" draw:name="Control 10" draw:style-name="gr1" draw:text-style-name="P8" svg:width="5.4169in" svg:height="0.2606in" draw:control="control10"/></text:span></text:span></text:p>
      <text:section text:style-name="Sect2" text:name="Section9" text:protected="true" text:protection-key="wbjJPQ3PNGRb864I4Lhc/1UOPvk=">
        <text:p text:style-name="P2">Mejladress till minst en ny ägare <text:span text:style-name="T4">*</text:span></text:p>
      </text:section>
      <text:p text:style-name="P5"><text:span text:style-name="Standardstycketeckensnitt"><text:span text:style-name="T2"><draw:control text:anchor-type="as-char" draw:z-index="10" draw:name="Control 11" draw:style-name="gr1" draw:text-style-name="P8" svg:width="5.4276in" svg:height="0.2398in" draw:control="control11"/></text:span></text:span></text:p>
      <text:section text:style-name="Sect2" text:name="Section10" text:protected="true" text:protection-key="wbjJPQ3PNGRb864I4Lhc/1UOPvk=">
        <text:p text:style-name="P2">Om avvikande faktureringsadress skall även denna uppges (om inte, skriv Ingen) <text:span text:style-name="T4">*</text:span></text:p>
      </text:section>
      <text:p text:style-name="P5"><text:span text:style-name="Standardstycketeckensnitt"><text:span text:style-name="T2"><draw:control text:anchor-type="as-char" draw:z-index="11" draw:name="Control 12" draw:style-name="gr1" draw:text-style-name="P8" svg:width="5.4689in" svg:height="0.2835in" draw:control="control12"/></text:span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1c334e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Rubrik_20_1" style:display-name="Rubrik 1" style:family="paragraph" style:parent-style-name="Normal" style:default-outline-level="1">
      <style:paragraph-properties fo:margin-top="0in" fo:margin-bottom="0in" style:contextual-spacing="false" fo:line-height="100%" fo:hyphenation-ladder-count="no-limit"/>
      <style:text-properties style:font-name="Times New Roman" fo:font-family="'Times New Roman'" style:font-family-generic="roman" style:font-pitch="variable" fo:font-size="17.5pt" fo:font-weight="bold" style:letter-kerning="true" style:font-name-asian="Times New Roman" style:font-family-asian="'Times New Roman'" style:font-family-generic-asian="roman" style:font-pitch-asian="variable" style:font-size-asian="17.5pt" style:language-asian="sv" style:country-asian="SE" style:font-weight-asian="bold" style:font-name-complex="Times New Roman" style:font-family-complex="'Times New Roman'" style:font-family-generic-complex="roman" style:font-pitch-complex="variable" style:font-size-complex="17.5pt" style:font-weight-complex="bold" fo:hyphenate="false" loext:hyphenation-no-caps="false" loext:hyphenation-no-last-word="false" loext:hyphenation-word-char-count="no-limit" loext:hyphenation-zone="no-limit"/>
    </style:style>
    <style:style style:name="Rubrik_20_2" style:display-name="Rubrik 2" style:family="paragraph" style:parent-style-name="Normal" style:default-outline-level="2">
      <style:paragraph-properties fo:margin-top="0in" fo:margin-bottom="0in" style:contextual-spacing="false" fo:line-height="100%"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sv" style:country-asian="SE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_28_webb_29_" style:display-name="Normal (webb)" style:family="paragraph" style:parent-style-name="Normal">
      <style:paragraph-properties fo:margin-top="0.0693in" fo:margin-bottom="0.0693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sv" style:country-asian="SE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z-Början_20_av_20_formuläret" style:display-name="z-Början av formuläret" style:family="paragraph" style:parent-style-name="Normal" style:next-style-name="Normal">
      <style:paragraph-properties fo:margin-top="0in" fo:margin-bottom="0in" style:contextual-spacing="false" fo:line-height="100%" fo:text-align="center" style:justify-single-word="false" fo:hyphenation-ladder-count="no-limit" fo:padding-left="0in" fo:padding-right="0in" fo:padding-top="0in" fo:padding-bottom="0.0138in" fo:border-left="none" fo:border-right="none" fo:border-top="none" fo:border-bottom="0.74pt solid #000000" style:shadow="non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sv" style:country-asian="SE" style:font-name-complex="Arial" style:font-family-complex="Arial" style:font-family-generic-complex="swiss" style:font-pitch-complex="variable" style:font-size-complex="8pt" text:display="none" fo:hyphenate="false" loext:hyphenation-no-caps="false" loext:hyphenation-no-last-word="false" loext:hyphenation-word-char-count="no-limit" loext:hyphenation-zone="no-limit"/>
    </style:style>
    <style:style style:name="z-Slutet_20_av_20_formuläret" style:display-name="z-Slutet av formuläret" style:family="paragraph" style:parent-style-name="Normal" style:next-style-name="Normal">
      <style:paragraph-properties fo:margin-top="0in" fo:margin-bottom="0in" style:contextual-spacing="false" fo:line-height="100%" fo:text-align="center" style:justify-single-word="false" fo:hyphenation-ladder-count="no-limit" fo:padding-left="0in" fo:padding-right="0in" fo:padding-top="0.0138in" fo:padding-bottom="0in" fo:border-left="none" fo:border-right="none" fo:border-top="0.74pt solid #000000" fo:border-bottom="none" style:shadow="non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sv" style:country-asian="SE" style:font-name-complex="Arial" style:font-family-complex="Arial" style:font-family-generic-complex="swiss" style:font-pitch-complex="variable" style:font-size-complex="8pt" text:display="none" fo:hyphenate="false" loext:hyphenation-no-caps="false" loext:hyphenation-no-last-word="false" loext:hyphenation-word-char-count="no-limit" loext:hyphenation-zone="no-limit"/>
    </style:style>
    <style:style style:name="Starkt_20_citat" style:display-name="Starkt citat" style:family="paragraph" style:parent-style-name="Normal" style:next-style-name="Normal">
      <style:paragraph-properties fo:margin-left="0.65in" fo:margin-right="0.65in" fo:margin-top="0.139in" fo:margin-bottom="0.1945in" style:contextual-spacing="false" fo:hyphenation-ladder-count="no-limit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loext:opacity="100%" fo:language="en" fo:country="US" fo:font-style="italic" fo:font-weight="bold" style:font-name-asian="SimSun" style:font-family-asian="SimSun" style:font-family-generic-asian="system" style:font-pitch-asian="variable" style:language-asian="ja" style:country-asian="JP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Ballong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Standardstycketeckensnitt" style:family="text"/>
    <style:style style:name="Rubrik_20_1_20_Char" style:display-name="Rubrik 1 Char" style:family="text" style:parent-style-name="Standardstycketeckensnitt">
      <style:text-properties style:font-name="Times New Roman" fo:font-family="'Times New Roman'" style:font-family-generic="roman" style:font-pitch="variable" fo:font-size="17.5pt" fo:font-weight="bold" style:letter-kerning="true" style:font-name-asian="Times New Roman" style:font-family-asian="'Times New Roman'" style:font-family-generic-asian="roman" style:font-pitch-asian="variable" style:font-size-asian="17.5pt" style:language-asian="sv" style:country-asian="SE" style:font-weight-asian="bold" style:font-name-complex="Times New Roman" style:font-family-complex="'Times New Roman'" style:font-family-generic-complex="roman" style:font-pitch-complex="variable" style:font-size-complex="17.5pt" style:font-weight-complex="bold"/>
    </style:style>
    <style:style style:name="Rubrik_20_2_20_Char" style:display-name="Rubrik 2 Char" style:family="text" style:parent-style-name="Standardstycketeckensnit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sv" style:country-asian="SE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z-Början_20_av_20_formuläret_20_Char" style:display-name="z-Början av formuläret Char" style:family="text" style:parent-style-name="Standardstycketeckensnit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sv" style:country-asian="SE" style:font-name-complex="Arial" style:font-family-complex="Arial" style:font-family-generic-complex="swiss" style:font-pitch-complex="variable" style:font-size-complex="8pt" text:display="none"/>
    </style:style>
    <style:style style:name="ss-required-asterisk1" style:family="text" style:parent-style-name="Standardstycketeckensnitt">
      <style:text-properties fo:color="#c43b1d" loext:opacity="100%"/>
    </style:style>
    <style:style style:name="z-Slutet_20_av_20_formuläret_20_Char" style:display-name="z-Slutet av formuläret Char" style:family="text" style:parent-style-name="Standardstycketeckensnitt"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sv" style:country-asian="SE" style:font-name-complex="Arial" style:font-family-complex="Arial" style:font-family-generic-complex="swiss" style:font-pitch-complex="variable" style:font-size-complex="8pt" text:display="none"/>
    </style:style>
    <style:style style:name="Starkt_20_citat_20_Char" style:display-name="Starkt citat Char" style:family="text" style:parent-style-name="Standardstycketeckensnitt">
      <style:text-properties fo:color="#4f81bd" loext:opacity="100%" fo:language="en" fo:country="US" fo:font-style="italic" fo:font-weight="bold" style:font-name-asian="SimSun" style:font-family-asian="SimSun" style:font-family-generic-asian="system" style:font-pitch-asian="variable" style:language-asian="ja" style:country-asian="JP" style:font-style-asian="italic" style:font-weight-asian="bold" style:font-style-complex="italic" style:font-weight-complex="bold"/>
    </style:style>
    <style:style style:name="Ballongtext_20_Char" style:display-name="Ballongtext Char" style:family="text" style:parent-style-name="Standardstycketeckensnit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Edlund, Hakan</meta:initial-creator>
    <meta:creation-date>2025-02-12T22:00:00Z</meta:creation-date>
    <dc:date>2025-02-13T12:51:33.908405242</dc:date>
    <meta:print-date>2025-02-12T20:39:00Z</meta:print-date>
    <meta:editing-cycles>8</meta:editing-cycles>
    <meta:editing-duration>PT11H47M48S</meta:editing-duration>
    <meta:document-statistic meta:table-count="0" meta:image-count="0" meta:object-count="0" meta:page-count="1" meta:paragraph-count="23" meta:word-count="149" meta:character-count="941" meta:non-whitespace-character-count="805"/>
    <meta:template xlink:type="simple" xlink:actuate="onRequest" xlink:title="" xlink:href="Normal.dotm"/>
  </office:meta>
</office:document-meta>
</file>